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42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5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8]-[.F1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9]-[.F1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19])" office:value-type="float" office:value="0" calcext:value-type="float">
            <text:p>-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min-integer-digits="1"/>
    </number:number-style>
    <number:number-style style:name="N135P1" style:volatile="true">
      <number:number number:min-integer-digits="1"/>
    </number:number-style>
    <number:number-style style:name="N135">
      <number:text>- DM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0"/>
      <number:text> </number:text>
      <style:map style:condition="value()&gt;0" style:apply-style-name="N140P0"/>
      <style:map style:condition="value()&lt;0" style:apply-style-name="N140P1"/>
    </number:number-style>
    <number:date-style style:name="N141">
      <number:month number:style="long"/>
      <number:text>/</number:text>
      <number:year number:style="long"/>
    </number:date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number:min-decimal-places="0" number:min-integer-digits="0"/>
      <number:text>"</number:text>
    </number:number-style>
    <number:currency-style style:name="N16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5:36:15.824000000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5:36:15.8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8-12T15:37:29.027000000</dc:date>
    <dc:language>pt-PT</dc:language>
    <meta:editing-cycles>758</meta:editing-cycles>
    <meta:editing-duration>P2DT7H22M6S</meta:editing-duration>
    <meta:print-date>2025-01-10T10:51:14.964000000</meta:print-date>
    <meta:document-statistic meta:table-count="1" meta:cell-count="136" meta:object-count="0"/>
    <meta:user-defined meta:name="Info 0"/>
    <meta:user-defined meta:name="Info 1"/>
    <meta:user-defined meta:name="Info 2"/>
    <meta:user-defined meta:name="Info 3"/>
  </office:meta>
</office:document-meta>
</file>